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df32" officeooo:paragraph-rsid="0014df32"/>
    </style:style>
    <style:style style:name="P2" style:family="paragraph" style:parent-style-name="Standard">
      <style:text-properties officeooo:rsid="0014df32" officeooo:paragraph-rsid="0015219e"/>
    </style:style>
    <style:style style:name="P3" style:family="paragraph" style:parent-style-name="Standard">
      <style:text-properties officeooo:rsid="0015219e" officeooo:paragraph-rsid="0015219e"/>
    </style:style>
    <style:style style:name="T1" style:family="text">
      <style:text-properties officeooo:rsid="0015219e"/>
    </style:style>
    <style:style style:name="T2" style:family="text">
      <style:text-properties officeooo:rsid="001607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lar power for a LoRaWAN gateways</text:p>
      <text:p text:style-name="P1"/>
      <text:p text:style-name="P2">The attempt to develop a low cost solar powered LoRaWAN gateway got off to a rough start. The intent was to provide solar charging to a Raspberry Pi (RPi) Zero gateway with a current load of ~450 mA. The first attempt followed the directions at: <text:a xlink:type="simple" xlink:href="https://www.activecountermeasures.com/making-a-solar-powered-raspberry-pi/" text:style-name="Internet_20_link" text:visited-style-name="Visited_20_Internet_20_Link">https://www.activecountermeasures.com/making-a-solar-powered-raspberry-pi/</text:a>. This seemed like a reasonable match for our purpose. Unfortunately the Anker PowerCore 26800mAh battery that was recommended did not perform as expected. Th<text:span text:style-name="T2">is</text:span> batter<text:span text:style-name="T2">y</text:span> does not have pass-through charging capabilities so when the battery was charging it was not possible to power the RPi Zero. Next, I looked for a battery with pass-through charging and came across the <text:span text:style-name="T1">RAVPower 26800 mAh dual port battery pack. When I tested that battery I was able to run the RPi Zero as the battery was charging but when the battery became full and the charging circuitry <text:s/>stopped charging the battery the power to the RPi Zero was interrupted which resulted in a restart of the RPi Zero. Shortly after a restart the battery would start charging from the solar panel again but would quickly stop charging when the battery was full forcing a restart of the RPi Zero. This was clearly not going to work. </text:span></text:p>
      <text:p text:style-name="P2"/>
      <text:p text:style-name="P2"><text:span text:style-name="T1">It is quite possible that this problem could be solved by placing a capacitor in the charge circuit so there wouldn’t be an interruption of current flow when the solar charging is turned off but it can be risky tearing apart batteries. </text:span></text:p>
      <text:p text:style-name="P1"/>
      <text:p text:style-name="P3">We are now in the process of researching other solar charging configurations and have come to the realization that the lowest cost solution will not work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d Horning</meta:initial-creator>
    <meta:creation-date>2020-08-27T10:22:54.269761766</meta:creation-date>
    <dc:date>2020-08-27T10:36:46.624816838</dc:date>
    <dc:creator>Ned Horning</dc:creator>
    <meta:editing-duration>PT13M5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273" meta:character-count="1634" meta:non-whitespace-character-count="1361"/>
  </office:meta>
</office:document-meta>
</file>